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33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d32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background-color="#ffd320"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="0.002cm solid #000000"/>
    </style:style>
    <style:style style:name="ce6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>
            <text:p>Description :</text:p>
          </table:table-cell>
          <table:table-cell table:style-name="ce1" office:value-type="string">
            <text:p>Magnitude :</text:p>
          </table:table-cell>
          <table:table-cell table:style-name="ce4" office:value-type="string">
            <text:p>Energie</text:p>
          </table:table-cell>
          <table:table-cell table:style-name="ce4" office:value-type="string">
            <text:p>Energie Tsunami</text:p>
          </table:table-cell>
        </table:table-row>
        <table:table-row table:style-name="ro2">
          <table:table-cell table:style-name="ce2" office:value-type="string">
            <text:p>Très mineur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63100000">
            <text:p>6,31E+007</text:p>
          </table:table-cell>
          <table:table-cell table:style-name="ce5" table:formula="of:=0.25*[.C2]" office:value-type="float" office:value="15775000">
            <text:p>1,58E+007</text:p>
          </table:table-cell>
        </table:table-row>
        <table:table-row table:style-name="ro2">
          <table:table-cell table:style-name="ce2" office:value-type="string">
            <text:p>Mine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990000000">
            <text:p>1,99E+009</text:p>
          </table:table-cell>
          <table:table-cell table:style-name="ce5" table:formula="of:=0.25*[.C3]" office:value-type="float" office:value="497500000">
            <text:p>4,98E+008</text:p>
          </table:table-cell>
        </table:table-row>
        <table:table-row table:style-name="ro2">
          <table:table-cell table:style-name="ce2" office:value-type="string">
            <text:p>Léger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63100000000">
            <text:p>6,31E+010</text:p>
          </table:table-cell>
          <table:table-cell table:style-name="ce5" table:formula="of:=0.25*[.C4]" office:value-type="float" office:value="15775000000">
            <text:p>1,58E+010</text:p>
          </table:table-cell>
        </table:table-row>
        <table:table-row table:style-name="ro2">
          <table:table-cell table:style-name="ce2" office:value-type="string">
            <text:p>Modéré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1990000000000">
            <text:p>1,99E+012</text:p>
          </table:table-cell>
          <table:table-cell table:style-name="ce5" table:formula="of:=0.25*[.C5]" office:value-type="float" office:value="497500000000">
            <text:p>4,98E+011</text:p>
          </table:table-cell>
        </table:table-row>
        <table:table-row table:style-name="ro1">
          <table:table-cell table:style-name="ce2" office:value-type="string">
            <text:p>Fort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63100000000000">
            <text:p>6,31E+013</text:p>
          </table:table-cell>
          <table:table-cell table:style-name="ce5" table:formula="of:=0.25*[.C6]" office:value-type="float" office:value="15775000000000">
            <text:p>1,58E+013</text:p>
          </table:table-cell>
        </table:table-row>
        <table:table-row table:style-name="ro2">
          <table:table-cell table:style-name="ce2" office:value-type="string">
            <text:p>Majeur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1.99E+015">
            <text:p>1,99E+015</text:p>
          </table:table-cell>
          <table:table-cell table:style-name="ce5" table:formula="of:=0.25*[.C7]" office:value-type="float" office:value="497500000000000">
            <text:p>4,98E+014</text:p>
          </table:table-cell>
        </table:table-row>
        <table:table-row table:style-name="ro1">
          <table:table-cell table:style-name="ce2" office:value-type="string">
            <text:p>Important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6.31E+016">
            <text:p>6,31E+016</text:p>
          </table:table-cell>
          <table:table-cell table:style-name="ce5" table:formula="of:=0.25*[.C8]" office:value-type="float" office:value="1.5775E+016">
            <text:p>1,58E+016</text:p>
          </table:table-cell>
        </table:table-row>
        <table:table-row table:style-name="ro2">
          <table:table-cell table:style-name="ce2" office:value-type="string">
            <text:p>Exceptionnel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1.99E+018">
            <text:p>1,99E+018</text:p>
          </table:table-cell>
          <table:table-cell table:style-name="ce5" table:formula="of:=0.25*[.C9]" office:value-type="float" office:value="4.975E+017">
            <text:p>4,98E+017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3">
          <table:table-cell office:value-type="string">
            <text:p>r (en m)</text:p>
          </table:table-cell>
          <table:table-cell office:value-type="string">
            <text:p>r (en km)</text:p>
          </table:table-cell>
          <table:table-cell office:value-type="string">
            <text:p>Energie (methode wikipedia</text:p>
          </table:table-cell>
          <table:table-cell office:value-type="string">
            <text:p>Energie</text:p>
          </table:table-cell>
          <table:table-cell office:value-type="string">
            <text:p>h (en m)</text:p>
          </table:table-cell>
          <table:table-cell office:value-type="string">
            <text:p>A (en m)</text:p>
          </table:table-cell>
          <table:table-cell office:value-type="string">
            <text:p>A en m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2]/1000" office:value-type="float" office:value="0.001">
            <text:p>0,001</text:p>
          </table:table-cell>
          <table:table-cell table:style-name="ce5" office:value-type="float" office:value="497500000000000">
            <text:p>4,98E+014</text:p>
          </table:table-cell>
          <table:table-cell table:style-name="ce5" office:value-type="float" office:value="4.975E+017">
            <text:p>4,98E+017</text:p>
          </table:table-cell>
          <table:table-cell office:value-type="float" office:value="1000">
            <text:p>1000</text:p>
          </table:table-cell>
          <table:table-cell table:formula="of:=POWER([.D2];1/2)*POWER([.E2];-4)" office:value-type="float" office:value="0.000705336798983294">
            <text:p>0,0007053368</text:p>
          </table:table-cell>
          <table:table-cell table:formula="of:=[.F2]/1000" office:value-type="float" office:value="0.000000705336798983294">
            <text:p>7,05336798983294E-007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A3]/1000" office:value-type="float" office:value="0.1">
            <text:p>0,1</text:p>
          </table:table-cell>
          <table:table-cell table:formula="of:=[.$C$2]/[.A3]" office:value-type="float" office:value="4975000000000">
            <text:p>4975000000000</text:p>
          </table:table-cell>
          <table:table-cell table:formula="of:=[.D2]*(1-(([.A3]-[.A2])/[.A3]))" office:value-type="float" office:value="4.975E+015">
            <text:p>4975000000000000</text:p>
          </table:table-cell>
          <table:table-cell office:value-type="float" office:value="1000">
            <text:p>1000</text:p>
          </table:table-cell>
          <table:table-cell table:formula="of:=POWER([.D3];1/2)*POWER([.E3];-4)" office:value-type="float" office:value="0.0000705336798983294">
            <text:p>7,05336798983294E-005</text:p>
          </table:table-cell>
          <table:table-cell table:formula="of:=[.F3]/1000" office:value-type="float" office:value="0.0000000705336798983295">
            <text:p>7,05336798983295E-008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formula="of:=[.A4]/1000" office:value-type="float" office:value="1">
            <text:p>1</text:p>
          </table:table-cell>
          <table:table-cell table:formula="of:=[.$C$2]/[.A4]" office:value-type="float" office:value="497500000000">
            <text:p>497500000000</text:p>
          </table:table-cell>
          <table:table-cell table:formula="of:=[.D3]*(1-(([.A4]-[.A3])/[.A4]))" office:value-type="float" office:value="497500000000000">
            <text:p>497500000000000</text:p>
          </table:table-cell>
          <table:table-cell office:value-type="float" office:value="1000">
            <text:p>1000</text:p>
          </table:table-cell>
          <table:table-cell table:formula="of:=POWER([.D4];1/2)*POWER([.E4];-4)" office:value-type="float" office:value="0.0000223047080231955">
            <text:p>2,23047080231955E-005</text:p>
          </table:table-cell>
          <table:table-cell table:formula="of:=[.F4]/1000" office:value-type="float" office:value="0.0000000223047080231955">
            <text:p>2,23047080231955E-008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formula="of:=[.A5]/1000" office:value-type="float" office:value="2">
            <text:p>2</text:p>
          </table:table-cell>
          <table:table-cell table:formula="of:=[.$C$2]/[.A5]" office:value-type="float" office:value="248750000000">
            <text:p>248750000000</text:p>
          </table:table-cell>
          <table:table-cell table:formula="of:=[.D4]*(1-(([.A5]-[.A4])/[.A5]))" office:value-type="float" office:value="248750000000000">
            <text:p>248750000000000</text:p>
          </table:table-cell>
          <table:table-cell office:value-type="float" office:value="1000">
            <text:p>1000</text:p>
          </table:table-cell>
          <table:table-cell table:formula="of:=POWER([.D5];1/2)*POWER([.E5];-4)" office:value-type="float" office:value="0.0000157718102955875">
            <text:p>1,57718102955875E-005</text:p>
          </table:table-cell>
          <table:table-cell table:formula="of:=[.F5]/1000" office:value-type="float" office:value="0.0000000157718102955875">
            <text:p>1,57718102955875E-008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formula="of:=[.A6]/1000" office:value-type="float" office:value="3">
            <text:p>3</text:p>
          </table:table-cell>
          <table:table-cell table:formula="of:=[.$C$2]/[.A6]" office:value-type="float" office:value="165833333333.333">
            <text:p>165833333333,333</text:p>
          </table:table-cell>
          <table:table-cell table:formula="of:=[.D5]*(1-(([.A6]-[.A5])/[.A6]))" office:value-type="float" office:value="165833333333333">
            <text:p>165833333333333</text:p>
          </table:table-cell>
          <table:table-cell office:value-type="float" office:value="1000">
            <text:p>1000</text:p>
          </table:table-cell>
          <table:table-cell table:formula="of:=POWER([.D6];1/2)*POWER([.E6];-4)" office:value-type="float" office:value="0.0000128776291813879">
            <text:p>1,28776291813879E-005</text:p>
          </table:table-cell>
          <table:table-cell table:formula="of:=[.F6]/1000" office:value-type="float" office:value="0.0000000128776291813879">
            <text:p>1,28776291813879E-008</text:p>
          </table:table-cell>
        </table:table-row>
        <table:table-row table:style-name="ro3">
          <table:table-cell office:value-type="float" office:value="4000">
            <text:p>4000</text:p>
          </table:table-cell>
          <table:table-cell table:formula="of:=[.A7]/1000" office:value-type="float" office:value="4">
            <text:p>4</text:p>
          </table:table-cell>
          <table:table-cell table:formula="of:=[.$C$2]/[.A7]" office:value-type="float" office:value="124375000000">
            <text:p>124375000000</text:p>
          </table:table-cell>
          <table:table-cell table:formula="of:=[.D6]*(1-(([.A7]-[.A6])/[.A7]))" office:value-type="float" office:value="124375000000000">
            <text:p>124375000000000</text:p>
          </table:table-cell>
          <table:table-cell office:value-type="float" office:value="1000">
            <text:p>1000</text:p>
          </table:table-cell>
          <table:table-cell table:formula="of:=POWER([.D7];1/2)*POWER([.E7];-4)" office:value-type="float" office:value="0.0000111523540115977">
            <text:p>1,11523540115977E-005</text:p>
          </table:table-cell>
          <table:table-cell table:formula="of:=[.F7]/1000" office:value-type="float" office:value="0.0000000111523540115977">
            <text:p>1,11523540115977E-00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formula="of:=[.A8]/1000" office:value-type="float" office:value="5">
            <text:p>5</text:p>
          </table:table-cell>
          <table:table-cell table:formula="of:=[.$C$2]/[.A8]" office:value-type="float" office:value="99500000000">
            <text:p>99500000000</text:p>
          </table:table-cell>
          <table:table-cell table:formula="of:=[.D7]*(1-(([.A8]-[.A7])/[.A8]))" office:value-type="float" office:value="99500000000000.1">
            <text:p>99500000000000,1</text:p>
          </table:table-cell>
          <table:table-cell office:value-type="float" office:value="1000">
            <text:p>1000</text:p>
          </table:table-cell>
          <table:table-cell table:formula="of:=POWER([.D8];1/2)*POWER([.E8];-4)" office:value-type="float" office:value="0.00000997496867163001">
            <text:p>0,000009975</text:p>
          </table:table-cell>
          <table:table-cell table:formula="of:=[.F8]/1000" office:value-type="float" office:value="0.00000000997496867163001">
            <text:p>0,00000001</text:p>
          </table:table-cell>
        </table:table-row>
        <table:table-row table:style-name="ro3">
          <table:table-cell office:value-type="float" office:value="6000">
            <text:p>6000</text:p>
          </table:table-cell>
          <table:table-cell table:formula="of:=[.A9]/1000" office:value-type="float" office:value="6">
            <text:p>6</text:p>
          </table:table-cell>
          <table:table-cell table:formula="of:=[.$C$2]/[.A9]" office:value-type="float" office:value="82916666666.6667">
            <text:p>82916666666,6667</text:p>
          </table:table-cell>
          <table:table-cell table:formula="of:=[.D8]*(1-(([.A9]-[.A8])/[.A9]))" office:value-type="float" office:value="82916666666666.7">
            <text:p>82916666666666,7</text:p>
          </table:table-cell>
          <table:table-cell office:value-type="float" office:value="1000">
            <text:p>1000</text:p>
          </table:table-cell>
          <table:table-cell table:formula="of:=POWER([.D9];1/2)*POWER([.E9];-4)" office:value-type="float" office:value="0.00000910585891976516">
            <text:p>9,10585891976516E-006</text:p>
          </table:table-cell>
          <table:table-cell table:formula="of:=[.F9]/1000" office:value-type="float" office:value="0.00000000910585891976516">
            <text:p>9,10585891976516E-009</text:p>
          </table:table-cell>
        </table:table-row>
        <table:table-row table:style-name="ro3">
          <table:table-cell office:value-type="float" office:value="7000">
            <text:p>7000</text:p>
          </table:table-cell>
          <table:table-cell table:formula="of:=[.A10]/1000" office:value-type="float" office:value="7">
            <text:p>7</text:p>
          </table:table-cell>
          <table:table-cell table:formula="of:=[.$C$2]/[.A10]" office:value-type="float" office:value="71071428571.4286">
            <text:p>71071428571,4286</text:p>
          </table:table-cell>
          <table:table-cell table:formula="of:=[.D9]*(1-(([.A10]-[.A9])/[.A10]))" office:value-type="float" office:value="71071428571428.6">
            <text:p>71071428571428,6</text:p>
          </table:table-cell>
          <table:table-cell office:value-type="float" office:value="1000">
            <text:p>1000</text:p>
          </table:table-cell>
          <table:table-cell table:formula="of:=POWER([.D10];1/2)*POWER([.E10];-4)" office:value-type="float" office:value="0.00000843038721361176">
            <text:p>8,43038721361176E-006</text:p>
          </table:table-cell>
          <table:table-cell table:formula="of:=[.F10]/1000" office:value-type="float" office:value="0.00000000843038721361176">
            <text:p>8,43038721361176E-009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table:formula="of:=[.A11]/1000" office:value-type="float" office:value="8">
            <text:p>8</text:p>
          </table:table-cell>
          <table:table-cell table:formula="of:=[.$C$2]/[.A11]" office:value-type="float" office:value="62187500000">
            <text:p>62187500000</text:p>
          </table:table-cell>
          <table:table-cell table:formula="of:=[.D10]*(1-(([.A11]-[.A10])/[.A11]))" office:value-type="float" office:value="62187500000000.1">
            <text:p>62187500000000,1</text:p>
          </table:table-cell>
          <table:table-cell office:value-type="float" office:value="1000">
            <text:p>1000</text:p>
          </table:table-cell>
          <table:table-cell table:formula="of:=POWER([.D11];1/2)*POWER([.E11];-4)" office:value-type="float" office:value="0.00000788590514779376">
            <text:p>7,88590514779376E-006</text:p>
          </table:table-cell>
          <table:table-cell table:formula="of:=[.F11]/1000" office:value-type="float" office:value="0.00000000788590514779375">
            <text:p>7,88590514779375E-009</text:p>
          </table:table-cell>
        </table:table-row>
        <table:table-row table:style-name="ro3">
          <table:table-cell office:value-type="float" office:value="9000">
            <text:p>9000</text:p>
          </table:table-cell>
          <table:table-cell table:formula="of:=[.A12]/1000" office:value-type="float" office:value="9">
            <text:p>9</text:p>
          </table:table-cell>
          <table:table-cell table:formula="of:=[.$C$2]/[.A12]" office:value-type="float" office:value="55277777777.7778">
            <text:p>55277777777,7778</text:p>
          </table:table-cell>
          <table:table-cell table:formula="of:=[.D11]*(1-(([.A12]-[.A11])/[.A12]))" office:value-type="float" office:value="55277777777777.8">
            <text:p>55277777777777,8</text:p>
          </table:table-cell>
          <table:table-cell office:value-type="float" office:value="1000">
            <text:p>1000</text:p>
          </table:table-cell>
          <table:table-cell table:formula="of:=POWER([.D12];1/2)*POWER([.E12];-4)" office:value-type="float" office:value="0.00000743490267439849">
            <text:p>7,43490267439849E-006</text:p>
          </table:table-cell>
          <table:table-cell table:formula="of:=[.F12]/1000" office:value-type="float" office:value="0.00000000743490267439849">
            <text:p>7,43490267439849E-009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formula="of:=[.A13]/1000" office:value-type="float" office:value="10">
            <text:p>10</text:p>
          </table:table-cell>
          <table:table-cell table:formula="of:=[.$C$2]/[.A13]" office:value-type="float" office:value="49750000000">
            <text:p>49750000000</text:p>
          </table:table-cell>
          <table:table-cell table:formula="of:=[.D12]*(1-(([.A13]-[.A12])/[.A13]))" office:value-type="float" office:value="49750000000000.1">
            <text:p>49750000000000,1</text:p>
          </table:table-cell>
          <table:table-cell office:value-type="float" office:value="1000">
            <text:p>1000</text:p>
          </table:table-cell>
          <table:table-cell table:formula="of:=POWER([.D13];1/2)*POWER([.E13];-4)" office:value-type="float" office:value="0.00000705336798983295">
            <text:p>7,05336798983295E-006</text:p>
          </table:table-cell>
          <table:table-cell table:formula="of:=[.F13]/1000" office:value-type="float" office:value="0.00000000705336798983294">
            <text:p>7,05336798983294E-009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table:formula="of:=[.A14]/1000" office:value-type="float" office:value="20">
            <text:p>20</text:p>
          </table:table-cell>
          <table:table-cell table:formula="of:=[.$C$2]/[.A14]" office:value-type="float" office:value="24875000000">
            <text:p>24875000000</text:p>
          </table:table-cell>
          <table:table-cell table:formula="of:=[.D13]*(1-(([.A14]-[.A13])/[.A14]))" office:value-type="float" office:value="24875000000000">
            <text:p>24875000000000</text:p>
          </table:table-cell>
          <table:table-cell office:value-type="float" office:value="100">
            <text:p>100</text:p>
          </table:table-cell>
          <table:table-cell table:formula="of:=POWER([.D14];1/2)*POWER([.E14];-4)" office:value-type="float" office:value="0.04987484335815">
            <text:p>0,0498748434</text:p>
          </table:table-cell>
          <table:table-cell table:formula="of:=[.F14]/1000" office:value-type="float" office:value="0.00004987484335815">
            <text:p>4,987484335815E-005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table:formula="of:=[.A15]/1000" office:value-type="float" office:value="30">
            <text:p>30</text:p>
          </table:table-cell>
          <table:table-cell table:formula="of:=[.$C$2]/[.A15]" office:value-type="float" office:value="16583333333.3333">
            <text:p>16583333333,3333</text:p>
          </table:table-cell>
          <table:table-cell table:formula="of:=[.D14]*(1-(([.A15]-[.A14])/[.A15]))" office:value-type="float" office:value="16583333333333.4">
            <text:p>16583333333333,4</text:p>
          </table:table-cell>
          <table:table-cell office:value-type="float" office:value="100">
            <text:p>100</text:p>
          </table:table-cell>
          <table:table-cell table:formula="of:=POWER([.D15];1/2)*POWER([.E15];-4)" office:value-type="float" office:value="0.0407226390762354">
            <text:p>0,0407226391</text:p>
          </table:table-cell>
          <table:table-cell table:formula="of:=[.F15]/1000" office:value-type="float" office:value="0.0000407226390762354">
            <text:p>4,07226390762354E-005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table:formula="of:=[.A16]/1000" office:value-type="float" office:value="40">
            <text:p>40</text:p>
          </table:table-cell>
          <table:table-cell table:formula="of:=[.$C$2]/[.A16]" office:value-type="float" office:value="12437500000">
            <text:p>12437500000</text:p>
          </table:table-cell>
          <table:table-cell table:formula="of:=[.D15]*(1-(([.A16]-[.A15])/[.A16]))" office:value-type="float" office:value="12437500000000">
            <text:p>12437500000000</text:p>
          </table:table-cell>
          <table:table-cell office:value-type="float" office:value="100">
            <text:p>100</text:p>
          </table:table-cell>
          <table:table-cell table:formula="of:=POWER([.D16];1/2)*POWER([.E16];-4)" office:value-type="float" office:value="0.0352668399491647">
            <text:p>0,0352668399</text:p>
          </table:table-cell>
          <table:table-cell table:formula="of:=[.F16]/1000" office:value-type="float" office:value="0.0000352668399491647">
            <text:p>3,52668399491647E-005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table:formula="of:=[.A17]/1000" office:value-type="float" office:value="50">
            <text:p>50</text:p>
          </table:table-cell>
          <table:table-cell table:formula="of:=[.$C$2]/[.A17]" office:value-type="float" office:value="9950000000">
            <text:p>9950000000</text:p>
          </table:table-cell>
          <table:table-cell table:formula="of:=[.D16]*(1-(([.A17]-[.A16])/[.A17]))" office:value-type="float" office:value="9950000000000.01">
            <text:p>9950000000000,01</text:p>
          </table:table-cell>
          <table:table-cell office:value-type="float" office:value="10">
            <text:p>10</text:p>
          </table:table-cell>
          <table:table-cell table:formula="of:=POWER([.D17];1/2)*POWER([.E17];-4)" office:value-type="float" office:value="315.43620591175">
            <text:p>315,4362059118</text:p>
          </table:table-cell>
          <table:table-cell table:formula="of:=[.F17]/1000" office:value-type="float" office:value="0.31543620591175">
            <text:p>0,3154362059</text:p>
          </table:table-cell>
        </table:table-row>
        <table:table-row table:style-name="ro3">
          <table:table-cell office:value-type="float" office:value="60000">
            <text:p>60000</text:p>
          </table:table-cell>
          <table:table-cell table:formula="of:=[.A18]/1000" office:value-type="float" office:value="60">
            <text:p>60</text:p>
          </table:table-cell>
          <table:table-cell table:formula="of:=[.$C$2]/[.A18]" office:value-type="float" office:value="8291666666.66667">
            <text:p>8291666666,66667</text:p>
          </table:table-cell>
          <table:table-cell table:formula="of:=[.D17]*(1-(([.A18]-[.A17])/[.A18]))" office:value-type="float" office:value="8291666666666.68">
            <text:p>8291666666666,68</text:p>
          </table:table-cell>
          <table:table-cell office:value-type="float" office:value="10">
            <text:p>10</text:p>
          </table:table-cell>
          <table:table-cell table:formula="of:=POWER([.D18];1/2)*POWER([.E18];-4)" office:value-type="float" office:value="287.952542386183">
            <text:p>287,9525423862</text:p>
          </table:table-cell>
          <table:table-cell table:formula="of:=[.F18]/1000" office:value-type="float" office:value="0.287952542386183">
            <text:p>0,2879525424</text:p>
          </table:table-cell>
        </table:table-row>
        <table:table-row table:style-name="ro3">
          <table:table-cell office:value-type="float" office:value="70000">
            <text:p>70000</text:p>
          </table:table-cell>
          <table:table-cell table:formula="of:=[.A19]/1000" office:value-type="float" office:value="70">
            <text:p>70</text:p>
          </table:table-cell>
          <table:table-cell table:formula="of:=[.$C$2]/[.A19]" office:value-type="float" office:value="7107142857.14286">
            <text:p>7107142857,14286</text:p>
          </table:table-cell>
          <table:table-cell table:formula="of:=[.D18]*(1-(([.A19]-[.A18])/[.A19]))" office:value-type="float" office:value="7107142857142.87">
            <text:p>7107142857142,87</text:p>
          </table:table-cell>
          <table:table-cell office:value-type="float" office:value="10">
            <text:p>10</text:p>
          </table:table-cell>
          <table:table-cell table:formula="of:=POWER([.D19];1/2)*POWER([.E19];-4)" office:value-type="float" office:value="266.592251521736">
            <text:p>266,5922515217</text:p>
          </table:table-cell>
          <table:table-cell table:formula="of:=[.F19]/1000" office:value-type="float" office:value="0.266592251521736">
            <text:p>0,2665922515</text:p>
          </table:table-cell>
        </table:table-row>
        <table:table-row table:style-name="ro3">
          <table:table-cell office:value-type="float" office:value="80000">
            <text:p>80000</text:p>
          </table:table-cell>
          <table:table-cell table:formula="of:=[.A20]/1000" office:value-type="float" office:value="80">
            <text:p>80</text:p>
          </table:table-cell>
          <table:table-cell table:formula="of:=[.$C$2]/[.A20]" office:value-type="float" office:value="6218750000">
            <text:p>6218750000</text:p>
          </table:table-cell>
          <table:table-cell table:formula="of:=[.D19]*(1-(([.A20]-[.A19])/[.A20]))" office:value-type="float" office:value="6218750000000.01">
            <text:p>6218750000000,01</text:p>
          </table:table-cell>
          <table:table-cell office:value-type="float" office:value="10">
            <text:p>10</text:p>
          </table:table-cell>
          <table:table-cell table:formula="of:=POWER([.D20];1/2)*POWER([.E20];-4)" office:value-type="float" office:value="249.37421679075">
            <text:p>249,3742167908</text:p>
          </table:table-cell>
          <table:table-cell table:formula="of:=[.F20]/1000" office:value-type="float" office:value="0.24937421679075">
            <text:p>0,2493742168</text:p>
          </table:table-cell>
        </table:table-row>
        <table:table-row table:style-name="ro3">
          <table:table-cell office:value-type="float" office:value="90000">
            <text:p>90000</text:p>
          </table:table-cell>
          <table:table-cell table:formula="of:=[.A21]/1000" office:value-type="float" office:value="90">
            <text:p>90</text:p>
          </table:table-cell>
          <table:table-cell table:formula="of:=[.$C$2]/[.A21]" office:value-type="float" office:value="5527777777.77778">
            <text:p>5527777777,77778</text:p>
          </table:table-cell>
          <table:table-cell table:formula="of:=[.D20]*(1-(([.A21]-[.A20])/[.A21]))" office:value-type="float" office:value="5527777777777.78">
            <text:p>5527777777777,78</text:p>
          </table:table-cell>
          <table:table-cell office:value-type="float" office:value="10">
            <text:p>10</text:p>
          </table:table-cell>
          <table:table-cell table:formula="of:=POWER([.D21];1/2)*POWER([.E21];-4)" office:value-type="float" office:value="235.112266327765">
            <text:p>235,1122663278</text:p>
          </table:table-cell>
          <table:table-cell table:formula="of:=[.F21]/1000" office:value-type="float" office:value="0.235112266327765">
            <text:p>0,2351122663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table:formula="of:=[.A22]/1000" office:value-type="float" office:value="100">
            <text:p>100</text:p>
          </table:table-cell>
          <table:table-cell table:formula="of:=[.$C$2]/[.A22]" office:value-type="float" office:value="4975000000">
            <text:p>4975000000</text:p>
          </table:table-cell>
          <table:table-cell table:formula="of:=[.D21]*(1-(([.A22]-[.A21])/[.A22]))" office:value-type="float" office:value="4975000000000.01">
            <text:p>4975000000000,01</text:p>
          </table:table-cell>
          <table:table-cell office:value-type="float" office:value="10">
            <text:p>10</text:p>
          </table:table-cell>
          <table:table-cell table:formula="of:=POWER([.D22];1/2)*POWER([.E22];-4)" office:value-type="float" office:value="223.047080231955">
            <text:p>223,047080232</text:p>
          </table:table-cell>
          <table:table-cell table:formula="of:=[.F22]/1000" office:value-type="float" office:value="0.223047080231955">
            <text:p>0,2230470802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table:formula="of:=[.A23]/1000" office:value-type="float" office:value="200">
            <text:p>200</text:p>
          </table:table-cell>
          <table:table-cell table:formula="of:=[.$C$2]/[.A23]" office:value-type="float" office:value="2487500000">
            <text:p>2487500000</text:p>
          </table:table-cell>
          <table:table-cell table:formula="of:=[.D22]*(1-(([.A23]-[.A22])/[.A23]))" office:value-type="float" office:value="2487500000000">
            <text:p>2487500000000</text:p>
          </table:table-cell>
          <table:table-cell office:value-type="float" office:value="10">
            <text:p>10</text:p>
          </table:table-cell>
          <table:table-cell table:formula="of:=POWER([.D23];1/2)*POWER([.E23];-4)" office:value-type="float" office:value="157.718102955875">
            <text:p>157,7181029559</text:p>
          </table:table-cell>
          <table:table-cell table:formula="of:=[.F23]/1000" office:value-type="float" office:value="0.157718102955875">
            <text:p>0,157718103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table:formula="of:=[.A24]/1000" office:value-type="float" office:value="300">
            <text:p>300</text:p>
          </table:table-cell>
          <table:table-cell table:formula="of:=[.$C$2]/[.A24]" office:value-type="float" office:value="1658333333.33333">
            <text:p>1658333333,33333</text:p>
          </table:table-cell>
          <table:table-cell table:formula="of:=[.D23]*(1-(([.A24]-[.A23])/[.A24]))" office:value-type="float" office:value="1658333333333.34">
            <text:p>1658333333333,34</text:p>
          </table:table-cell>
          <table:table-cell office:value-type="float" office:value="10">
            <text:p>10</text:p>
          </table:table-cell>
          <table:table-cell table:formula="of:=POWER([.D24];1/2)*POWER([.E24];-4)" office:value-type="float" office:value="128.776291813879">
            <text:p>128,7762918139</text:p>
          </table:table-cell>
          <table:table-cell table:formula="of:=[.F24]/1000" office:value-type="float" office:value="0.128776291813879">
            <text:p>0,1287762918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table:formula="of:=[.A25]/1000" office:value-type="float" office:value="400">
            <text:p>400</text:p>
          </table:table-cell>
          <table:table-cell table:formula="of:=[.$C$2]/[.A25]" office:value-type="float" office:value="1243750000">
            <text:p>1243750000</text:p>
          </table:table-cell>
          <table:table-cell table:formula="of:=[.D24]*(1-(([.A25]-[.A24])/[.A25]))" office:value-type="float" office:value="1243750000000">
            <text:p>1243750000000</text:p>
          </table:table-cell>
          <table:table-cell office:value-type="float" office:value="10">
            <text:p>10</text:p>
          </table:table-cell>
          <table:table-cell table:formula="of:=POWER([.D25];1/2)*POWER([.E25];-4)" office:value-type="float" office:value="111.523540115977">
            <text:p>111,523540116</text:p>
          </table:table-cell>
          <table:table-cell table:formula="of:=[.F25]/1000" office:value-type="float" office:value="0.111523540115977">
            <text:p>0,1115235401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table:formula="of:=[.A26]/1000" office:value-type="float" office:value="500">
            <text:p>500</text:p>
          </table:table-cell>
          <table:table-cell table:formula="of:=[.$C$2]/[.A26]" office:value-type="float" office:value="995000000">
            <text:p>995000000</text:p>
          </table:table-cell>
          <table:table-cell table:formula="of:=[.D25]*(1-(([.A26]-[.A25])/[.A26]))" office:value-type="float" office:value="995000000000.001">
            <text:p>995000000000,001</text:p>
          </table:table-cell>
          <table:table-cell office:value-type="float" office:value="10">
            <text:p>10</text:p>
          </table:table-cell>
          <table:table-cell table:formula="of:=POWER([.D26];1/2)*POWER([.E26];-4)" office:value-type="float" office:value="99.7496867163001">
            <text:p>99,7496867163</text:p>
          </table:table-cell>
          <table:table-cell table:formula="of:=[.F26]/1000" office:value-type="float" office:value="0.0997496867163001">
            <text:p>0,0997496867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table:formula="of:=[.A27]/1000" office:value-type="float" office:value="600">
            <text:p>600</text:p>
          </table:table-cell>
          <table:table-cell table:formula="of:=[.$C$2]/[.A27]" office:value-type="float" office:value="829166666.666667">
            <text:p>829166666,666667</text:p>
          </table:table-cell>
          <table:table-cell table:formula="of:=[.D26]*(1-(([.A27]-[.A26])/[.A27]))" office:value-type="float" office:value="829166666666.668">
            <text:p>829166666666,668</text:p>
          </table:table-cell>
          <table:table-cell office:value-type="float" office:value="10">
            <text:p>10</text:p>
          </table:table-cell>
          <table:table-cell table:formula="of:=POWER([.D27];1/2)*POWER([.E27];-4)" office:value-type="float" office:value="91.0585891976516">
            <text:p>91,0585891977</text:p>
          </table:table-cell>
          <table:table-cell table:formula="of:=[.F27]/1000" office:value-type="float" office:value="0.0910585891976516">
            <text:p>0,0910585892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table:formula="of:=[.A28]/1000" office:value-type="float" office:value="700">
            <text:p>700</text:p>
          </table:table-cell>
          <table:table-cell table:formula="of:=[.$C$2]/[.A28]" office:value-type="float" office:value="710714285.714286">
            <text:p>710714285,714286</text:p>
          </table:table-cell>
          <table:table-cell table:formula="of:=[.D27]*(1-(([.A28]-[.A27])/[.A28]))" office:value-type="float" office:value="710714285714.287">
            <text:p>710714285714,287</text:p>
          </table:table-cell>
          <table:table-cell office:value-type="float" office:value="10">
            <text:p>10</text:p>
          </table:table-cell>
          <table:table-cell table:formula="of:=POWER([.D28];1/2)*POWER([.E28];-4)" office:value-type="float" office:value="84.3038721361176">
            <text:p>84,3038721361</text:p>
          </table:table-cell>
          <table:table-cell table:formula="of:=[.F28]/1000" office:value-type="float" office:value="0.0843038721361176">
            <text:p>0,0843038721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table:formula="of:=[.A29]/1000" office:value-type="float" office:value="800">
            <text:p>800</text:p>
          </table:table-cell>
          <table:table-cell table:formula="of:=[.$C$2]/[.A29]" office:value-type="float" office:value="621875000">
            <text:p>621875000</text:p>
          </table:table-cell>
          <table:table-cell table:formula="of:=[.D28]*(1-(([.A29]-[.A28])/[.A29]))" office:value-type="float" office:value="621875000000.001">
            <text:p>621875000000,001</text:p>
          </table:table-cell>
          <table:table-cell office:value-type="float" office:value="10">
            <text:p>10</text:p>
          </table:table-cell>
          <table:table-cell table:formula="of:=POWER([.D29];1/2)*POWER([.E29];-4)" office:value-type="float" office:value="78.8590514779376">
            <text:p>78,8590514779</text:p>
          </table:table-cell>
          <table:table-cell table:formula="of:=[.F29]/1000" office:value-type="float" office:value="0.0788590514779376">
            <text:p>0,0788590515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table:formula="of:=[.A30]/1000" office:value-type="float" office:value="900">
            <text:p>900</text:p>
          </table:table-cell>
          <table:table-cell table:formula="of:=[.$C$2]/[.A30]" office:value-type="float" office:value="552777777.777778">
            <text:p>552777777,777778</text:p>
          </table:table-cell>
          <table:table-cell table:formula="of:=[.D29]*(1-(([.A30]-[.A29])/[.A30]))" office:value-type="float" office:value="552777777777.779">
            <text:p>552777777777,779</text:p>
          </table:table-cell>
          <table:table-cell office:value-type="float" office:value="10">
            <text:p>10</text:p>
          </table:table-cell>
          <table:table-cell table:formula="of:=POWER([.D30];1/2)*POWER([.E30];-4)" office:value-type="float" office:value="74.3490267439849">
            <text:p>74,349026744</text:p>
          </table:table-cell>
          <table:table-cell table:formula="of:=[.F30]/1000" office:value-type="float" office:value="0.0743490267439849">
            <text:p>0,0743490267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table:formula="of:=[.A31]/1000" office:value-type="float" office:value="1000">
            <text:p>1000</text:p>
          </table:table-cell>
          <table:table-cell table:formula="of:=[.$C$2]/[.A31]" office:value-type="float" office:value="497500000">
            <text:p>497500000</text:p>
          </table:table-cell>
          <table:table-cell table:formula="of:=[.D30]*(1-(([.A31]-[.A30])/[.A31]))" office:value-type="float" office:value="497500000000.001">
            <text:p>497500000000,001</text:p>
          </table:table-cell>
          <table:table-cell office:value-type="float" office:value="10">
            <text:p>10</text:p>
          </table:table-cell>
          <table:table-cell table:formula="of:=POWER([.D31];1/2)*POWER([.E31];-4)" office:value-type="float" office:value="70.5336798983295">
            <text:p>70,5336798983</text:p>
          </table:table-cell>
          <table:table-cell table:formula="of:=[.F31]/1000" office:value-type="float" office:value="0.0705336798983295">
            <text:p>0,0705336799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Sheet2.A1:Sheet2.D3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/09/2011</text:date>, <text:time>16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22T09:36:50.04</meta:creation-date>
    <dc:date>2011-09-01T16:34:34.90</dc:date>
    <dc:creator>Fabien Arcellier</dc:creator>
    <meta:editing-duration>PT6H52M46S</meta:editing-duration>
    <meta:editing-cycles>10</meta:editing-cycles>
    <meta:generator>OpenOffice.org/3.3$Win32 OpenOffice.org_project/330m20$Build-9567</meta:generator>
    <meta:document-statistic meta:table-count="3" meta:cell-count="253" meta:object-count="0"/>
  </office:meta>
</office:document-meta>
</file>